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d9f2" officeooo:paragraph-rsid="001ed9f2"/>
    </style:style>
    <style:style style:name="P2" style:family="paragraph" style:parent-style-name="Standard">
      <style:paragraph-properties fo:text-align="start" style:justify-single-word="false"/>
      <style:text-properties officeooo:rsid="001ed9f2" officeooo:paragraph-rsid="001ed9f2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ed9f2" officeooo:paragraph-rsid="001ed9f2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ed9f2" officeooo:paragraph-rsid="001ed9f2"/>
    </style:style>
    <style:style style:name="P5" style:family="paragraph" style:parent-style-name="Standard">
      <style:paragraph-properties fo:text-align="start" style:justify-single-word="false"/>
      <style:text-properties officeooo:rsid="001ed9f2" officeooo:paragraph-rsid="001ed9f2"/>
    </style:style>
    <style:style style:name="P6" style:family="paragraph" style:parent-style-name="Standard">
      <style:paragraph-properties fo:text-align="start" style:justify-single-word="false"/>
      <style:text-properties officeooo:rsid="001ed9f2" officeooo:paragraph-rsid="0022e846"/>
    </style:style>
    <style:style style:name="P7" style:family="paragraph" style:parent-style-name="Standard">
      <style:paragraph-properties fo:text-align="start" style:justify-single-word="false"/>
      <style:text-properties officeooo:rsid="00229743" officeooo:paragraph-rsid="001ed9f2"/>
    </style:style>
    <style:style style:name="P8" style:family="paragraph" style:parent-style-name="Standard">
      <style:paragraph-properties fo:text-align="center" style:justify-single-word="false"/>
      <style:text-properties officeooo:rsid="00229743" officeooo:paragraph-rsid="001ed9f2"/>
    </style:style>
    <style:style style:name="P9" style:family="paragraph" style:parent-style-name="Standard">
      <style:paragraph-properties fo:text-align="start" style:justify-single-word="false"/>
      <style:text-properties officeooo:paragraph-rsid="001ed9f2"/>
    </style:style>
    <style:style style:name="P10" style:family="paragraph" style:parent-style-name="Standard">
      <style:paragraph-properties fo:text-align="start" style:justify-single-word="false"/>
      <style:text-properties officeooo:paragraph-rsid="0022e846"/>
    </style:style>
    <style:style style:name="P11" style:family="paragraph" style:parent-style-name="Standard">
      <style:paragraph-properties fo:text-align="start" style:justify-single-word="false"/>
      <style:text-properties officeooo:paragraph-rsid="002479ef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2e846" officeooo:paragraph-rsid="0022e846" style:font-weight-asian="normal" style:font-weight-complex="normal"/>
    </style:style>
    <style:style style:name="T1" style:family="text">
      <style:text-properties officeooo:rsid="001fb35d"/>
    </style:style>
    <style:style style:name="T2" style:family="text">
      <style:text-properties officeooo:rsid="0022e84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d9f2" style:font-weight-asian="bold" style:font-weight-complex="bold"/>
    </style:style>
    <style:style style:name="T5" style:family="text">
      <style:text-properties fo:font-weight="bold" officeooo:rsid="0022e846" style:font-weight-asian="bold" style:font-weight-complex="bold"/>
    </style:style>
    <style:style style:name="T6" style:family="text">
      <style:text-properties fo:font-weight="bold" officeooo:rsid="002479ef" style:font-weight-asian="bold" style:font-weight-complex="bold"/>
    </style:style>
    <style:style style:name="T7" style:family="text">
      <style:text-properties officeooo:rsid="001ed9f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e846" style:font-weight-asian="normal" style:font-weight-complex="normal"/>
    </style:style>
    <style:style style:name="T10" style:family="text">
      <style:text-properties fo:font-weight="normal" officeooo:rsid="002479e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ocumentation</text:span> technique</text:p>
      <text:p text:style-name="P1"/>
      <text:p text:style-name="P8"><text:line-break/></text:p>
      <text:p text:style-name="P7">Le proje<text:span text:style-name="T2">t </text:span>consiste à développer un <text:span text:style-name="T2">site web </text:span>de covoiturage permettant aux utilisateurs de publier et réserver des trajets.</text:p>
      <text:p text:style-name="P7"/>
      <text:p text:style-name="P7">Après analyse, <text:span text:style-name="T2">j’ai </text:span>retenu les technologies suivantes :</text:p>
      <text:p text:style-name="P1"/>
      <text:p text:style-name="P2">- <text:span text:style-name="T3">Front</text:span><text:span text:style-name="T5">end</text:span><text:span text:style-name="T2"> (Interface utilisateur) :<text:line-break/></text:span>HTML5, CSS<text:span text:style-name="T2">3</text:span> (Bootstrap), J<text:span text:style-name="T2">avaScript</text:span></text:p>
      <text:p text:style-name="P2"/>
      <text:p text:style-name="P2">- <text:span text:style-name="T3">Back-end </text:span><text:span text:style-name="T2">(Serveur) </text:span>: <text:line-break/>P<text:span text:style-name="T2">HP</text:span> avec utilisation de PDO<text:line-break/></text:p>
      <text:p text:style-name="P6">- <text:span text:style-name="T3">Base de données </text:span>:</text:p>
      <text:p text:style-name="P6">MySQL, Phpmyadmin</text:p>
      <text:p text:style-name="P2"/>
      <text:p text:style-name="P9"><text:span text:style-name="T7">- </text:span><text:span text:style-name="Strong_20_Emphasis">Outils de développement</text:span><text:span text:style-name="T3"> :</text:span></text:p>
      <text:p text:style-name="P12">VS Code, GitHub, Figma (maquette), Draw.io (diagramme), Phpmyadmin.</text:p>
      <text:p text:style-name="P12"/>
      <text:p text:style-name="P9"><text:span text:style-name="T4"/></text:p>
      <text:p text:style-name="P11"><text:span text:style-name="T4">M</text:span><text:span text:style-name="T5">ise en place de mon environnement de travail :<text:line-break/></text:span></text:p>
      <text:p text:style-name="P11"><text:span text:style-name="T5">-</text:span><text:span text:style-name="T9"> </text:span><text:span text:style-name="T10">Utilisation de l’OS</text:span><text:span text:style-name="T6"> Linux </text:span><text:span text:style-name="T10">(Distro</text:span><text:span text:style-name="T6"> Ubuntu </text:span><text:span text:style-name="T10">24,04).</text:span><text:span text:style-name="T5"><text:line-break/></text:span><text:span text:style-name="T9">- </text:span><text:span text:style-name="T8">Création d’un dépôt </text:span><text:span text:style-name="Strong_20_Emphasis">GitHub</text:span><text:span text:style-name="T8"> pour la gestion de versions.</text:span></text:p>
      <text:p text:style-name="P10"><text:span text:style-name="T8">- Utilisation de </text:span><text:span text:style-name="Strong_20_Emphasis">Visual Studio Code</text:span><text:span text:style-name="T8"> comme IDE principal.</text:span></text:p>
      <text:p text:style-name="P2">- <text:span text:style-name="T2">Installation de </text:span><text:span text:style-name="T5">Sass</text:span><text:span text:style-name="T2"> afin d’étendre les possibilités de CSS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0:35:10.670680012</meta:creation-date>
    <dc:date>2025-10-07T23:00:01.486653178</dc:date>
    <meta:editing-duration>PT2H32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13" meta:character-count="729" meta:non-whitespace-character-count="625"/>
  </office:meta>
</office:document-meta>
</file>